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961" officeooo:paragraph-rsid="00099961"/>
    </style:style>
    <style:style style:name="P2" style:family="paragraph" style:parent-style-name="Standard">
      <style:text-properties fo:font-style="italic" fo:font-weight="bold" officeooo:rsid="00099efa" officeooo:paragraph-rsid="00099efa" style:font-style-asian="italic" style:font-weight-asian="bold" style:font-style-complex="italic" style:font-weight-complex="bold"/>
    </style:style>
    <style:style style:name="P3" style:family="paragraph" style:parent-style-name="Standard">
      <style:text-properties fo:font-style="italic" fo:font-weight="bold" officeooo:rsid="000cc03f" officeooo:paragraph-rsid="000cc03f" style:font-style-asian="italic" style:font-weight-asian="bold" style:font-style-complex="italic" style:font-weight-complex="bold"/>
    </style:style>
    <style:style style:name="P4" style:family="paragraph" style:parent-style-name="Standard">
      <style:text-properties fo:font-style="italic" fo:font-weight="normal" officeooo:rsid="002a7ed9" officeooo:paragraph-rsid="002a7ed9" style:font-style-asian="italic" style:font-weight-asian="normal" style:font-style-complex="italic" style:font-weight-complex="normal"/>
    </style:style>
    <style:style style:name="P5" style:family="paragraph" style:parent-style-name="Standard">
      <style:text-properties fo:font-style="normal" fo:font-weight="normal" officeooo:rsid="00099efa" officeooo:paragraph-rsid="00099efa" style:font-style-asian="normal" style:font-weight-asian="normal" style:font-style-complex="normal" style:font-weight-complex="normal"/>
    </style:style>
    <style:style style:name="P6" style:family="paragraph" style:parent-style-name="Standard">
      <style:text-properties fo:font-style="normal" fo:font-weight="normal" officeooo:rsid="000cc03f" officeooo:paragraph-rsid="000cc03f" style:font-style-asian="normal" style:font-weight-asian="normal" style:font-style-complex="normal" style:font-weight-complex="normal"/>
    </style:style>
    <style:style style:name="P7" style:family="paragraph" style:parent-style-name="Standard">
      <style:text-properties fo:font-style="normal" fo:font-weight="normal" officeooo:rsid="002a7ed9" officeooo:paragraph-rsid="002a7ed9" style:font-style-asian="normal" style:font-weight-asian="normal" style:font-style-complex="normal" style:font-weight-complex="normal"/>
    </style:style>
    <style:style style:name="P8" style:family="paragraph" style:parent-style-name="Standard">
      <style:text-properties officeooo:rsid="000cc03f" officeooo:paragraph-rsid="000cc03f"/>
    </style:style>
    <style:style style:name="P9" style:family="paragraph" style:parent-style-name="Standard">
      <style:text-properties fo:font-weight="bold" officeooo:rsid="0015ba61" officeooo:paragraph-rsid="0015ba61" style:font-weight-asian="bold" style:font-weight-complex="bold"/>
    </style:style>
    <style:style style:name="P10" style:family="paragraph" style:parent-style-name="Standard">
      <style:text-properties fo:font-weight="bold" officeooo:rsid="0016799d" officeooo:paragraph-rsid="0016799d" style:font-weight-asian="bold" style:font-weight-complex="bold"/>
    </style:style>
    <style:style style:name="P11" style:family="paragraph" style:parent-style-name="Standard">
      <style:text-properties officeooo:rsid="00144964" officeooo:paragraph-rsid="00144964"/>
    </style:style>
    <style:style style:name="P12" style:family="paragraph" style:parent-style-name="Standard">
      <style:text-properties fo:font-weight="normal" officeooo:rsid="0015ba61" officeooo:paragraph-rsid="0015ba61" style:font-weight-asian="normal" style:font-weight-complex="normal"/>
    </style:style>
    <style:style style:name="P13" style:family="paragraph" style:parent-style-name="Standard">
      <style:text-properties fo:font-weight="normal" officeooo:rsid="0016799d" officeooo:paragraph-rsid="0016799d" style:font-weight-asian="normal" style:font-weight-complex="normal"/>
    </style:style>
    <style:style style:name="P14" style:family="paragraph" style:parent-style-name="Standard">
      <style:text-properties fo:font-weight="normal" officeooo:rsid="0017a602" officeooo:paragraph-rsid="0017a602" style:font-weight-asian="normal" style:font-weight-complex="normal"/>
    </style:style>
    <style:style style:name="P15" style:family="paragraph" style:parent-style-name="Standard">
      <style:text-properties fo:font-weight="normal" officeooo:rsid="001fba32" officeooo:paragraph-rsid="001fba32" style:font-weight-asian="normal" style:font-weight-complex="normal"/>
    </style:style>
    <style:style style:name="P16" style:family="paragraph" style:parent-style-name="Standard">
      <style:text-properties fo:font-weight="normal" officeooo:rsid="00211baf" officeooo:paragraph-rsid="00211baf" style:font-weight-asian="normal" style:font-weight-complex="normal"/>
    </style:style>
    <style:style style:name="P17" style:family="paragraph" style:parent-style-name="Standard">
      <style:text-properties fo:font-weight="normal" officeooo:rsid="00236e75" officeooo:paragraph-rsid="00236e75" style:font-weight-asian="normal" style:font-weight-complex="normal"/>
    </style:style>
    <style:style style:name="P18" style:family="paragraph" style:parent-style-name="Standard">
      <style:text-properties fo:font-weight="normal" officeooo:rsid="0026565e" officeooo:paragraph-rsid="0026565e" style:font-weight-asian="normal" style:font-weight-complex="normal"/>
    </style:style>
    <style:style style:name="P19" style:family="paragraph" style:parent-style-name="Standard">
      <style:text-properties fo:font-weight="normal" officeooo:rsid="0027e8d0" officeooo:paragraph-rsid="0027e8d0" style:font-weight-asian="normal" style:font-weight-complex="normal"/>
    </style:style>
    <style:style style:name="P20" style:family="paragraph" style:parent-style-name="Standard">
      <style:text-properties fo:font-weight="normal" officeooo:rsid="002a7ed9" officeooo:paragraph-rsid="002a7ed9" style:font-weight-asian="normal" style:font-weight-complex="normal"/>
    </style:style>
    <style:style style:name="P21" style:family="paragraph" style:parent-style-name="Standard">
      <style:text-properties officeooo:rsid="0027e8d0" officeooo:paragraph-rsid="0027e8d0"/>
    </style:style>
    <style:style style:name="P22" style:family="paragraph" style:parent-style-name="Standard" style:list-style-name="L1"/>
    <style:style style:name="P23" style:family="paragraph" style:parent-style-name="Standard" style:list-style-name="L1">
      <style:text-properties officeooo:paragraph-rsid="000cc03f"/>
    </style:style>
    <style:style style:name="P24" style:family="paragraph" style:parent-style-name="Standard" style:list-style-name="L1">
      <style:text-properties officeooo:rsid="000d9fb3" officeooo:paragraph-rsid="000d9fb3"/>
    </style:style>
    <style:style style:name="P25" style:family="paragraph" style:parent-style-name="Standard" style:list-style-name="L1">
      <style:text-properties fo:font-style="normal" fo:font-weight="normal" officeooo:rsid="000d9fb3" officeooo:paragraph-rsid="000d9fb3" style:font-style-asian="normal" style:font-weight-asian="normal" style:font-style-complex="normal" style:font-weight-complex="normal"/>
    </style:style>
    <style:style style:name="P26" style:family="paragraph" style:parent-style-name="Standard" style:list-style-name="L1">
      <style:text-properties fo:font-style="normal" fo:font-weight="normal" officeooo:rsid="000f35b8" officeooo:paragraph-rsid="000f35b8" style:font-style-asian="normal" style:font-weight-asian="normal" style:font-style-complex="normal" style:font-weight-complex="normal"/>
    </style:style>
    <style:style style:name="P27" style:family="paragraph" style:parent-style-name="Standard" style:list-style-name="L1">
      <style:text-properties fo:font-style="normal" fo:font-weight="normal" officeooo:rsid="000fe22f" officeooo:paragraph-rsid="000fe22f" style:font-style-asian="normal" style:font-weight-asian="normal" style:font-style-complex="normal" style:font-weight-complex="normal"/>
    </style:style>
    <style:style style:name="P28" style:family="paragraph" style:parent-style-name="Standard" style:list-style-name="L1">
      <style:text-properties fo:font-style="normal" fo:font-weight="normal" officeooo:rsid="001130c1" officeooo:paragraph-rsid="001130c1" style:font-style-asian="normal" style:font-weight-asian="normal" style:font-style-complex="normal" style:font-weight-complex="normal"/>
    </style:style>
    <style:style style:name="P29" style:family="paragraph" style:parent-style-name="Standard" style:list-style-name="L1">
      <style:text-properties fo:font-style="normal" fo:font-weight="normal" officeooo:rsid="00120b49" officeooo:paragraph-rsid="00120b49" style:font-style-asian="normal" style:font-weight-asian="normal" style:font-style-complex="normal" style:font-weight-complex="normal"/>
    </style:style>
    <style:style style:name="P30" style:family="paragraph" style:parent-style-name="Standard" style:list-style-name="L4">
      <style:text-properties fo:font-style="normal" fo:font-weight="normal" officeooo:rsid="002c0d63" officeooo:paragraph-rsid="002c0d63" style:font-style-asian="normal" style:font-weight-asian="normal" style:font-style-complex="normal" style:font-weight-complex="normal"/>
    </style:style>
    <style:style style:name="P31" style:family="paragraph" style:parent-style-name="Standard" style:list-style-name="L4">
      <style:text-properties fo:font-style="normal" fo:font-weight="normal" officeooo:rsid="002c798a" officeooo:paragraph-rsid="002c798a" style:font-style-asian="normal" style:font-weight-asian="normal" style:font-style-complex="normal" style:font-weight-complex="normal"/>
    </style:style>
    <style:style style:name="P32" style:family="paragraph" style:parent-style-name="Standard" style:list-style-name="L4">
      <style:text-properties fo:font-style="normal" fo:font-weight="normal" officeooo:rsid="002e652d" officeooo:paragraph-rsid="002e652d" style:font-style-asian="normal" style:font-weight-asian="normal" style:font-style-complex="normal" style:font-weight-complex="normal"/>
    </style:style>
    <style:style style:name="P33" style:family="paragraph" style:parent-style-name="Standard" style:list-style-name="L4">
      <style:text-properties fo:font-style="normal" fo:font-weight="normal" officeooo:rsid="002e6a10" officeooo:paragraph-rsid="002e6a10" style:font-style-asian="normal" style:font-weight-asian="normal" style:font-style-complex="normal" style:font-weight-complex="normal"/>
    </style:style>
    <style:style style:name="P34" style:family="paragraph" style:parent-style-name="Standard" style:list-style-name="L4">
      <style:text-properties fo:font-style="normal" fo:font-weight="normal" officeooo:rsid="0030e89d" officeooo:paragraph-rsid="0030e89d" style:font-style-asian="normal" style:font-weight-asian="normal" style:font-style-complex="normal" style:font-weight-complex="normal"/>
    </style:style>
    <style:style style:name="P35" style:family="paragraph" style:parent-style-name="Standard" style:list-style-name="L4">
      <style:text-properties fo:font-style="normal" fo:font-weight="normal" officeooo:rsid="0031c264" officeooo:paragraph-rsid="0031c264" style:font-style-asian="normal" style:font-weight-asian="normal" style:font-style-complex="normal" style:font-weight-complex="normal"/>
    </style:style>
    <style:style style:name="P36" style:family="paragraph" style:parent-style-name="Standard" style:list-style-name="L4">
      <style:text-properties fo:font-style="normal" fo:font-weight="normal" officeooo:rsid="0032a5f1" officeooo:paragraph-rsid="0032a5f1" style:font-style-asian="normal" style:font-weight-asian="normal" style:font-style-complex="normal" style:font-weight-complex="normal"/>
    </style:style>
    <style:style style:name="P37" style:family="paragraph" style:parent-style-name="Standard" style:list-style-name="L4">
      <style:text-properties fo:font-style="normal" fo:font-weight="normal" officeooo:rsid="0033b486" officeooo:paragraph-rsid="0033b486" style:font-style-asian="normal" style:font-weight-asian="normal" style:font-style-complex="normal" style:font-weight-complex="normal"/>
    </style:style>
    <style:style style:name="P38" style:family="paragraph" style:parent-style-name="Standard" style:list-style-name="L4">
      <style:text-properties fo:font-style="normal" fo:font-weight="normal" officeooo:rsid="003578a5" officeooo:paragraph-rsid="003578a5" style:font-style-asian="normal" style:font-weight-asian="normal" style:font-style-complex="normal" style:font-weight-complex="normal"/>
    </style:style>
    <style:style style:name="P39" style:family="paragraph" style:parent-style-name="Standard" style:list-style-name="L4">
      <style:text-properties fo:font-style="normal" fo:font-weight="normal" officeooo:rsid="0036718f" officeooo:paragraph-rsid="0036718f" style:font-style-asian="normal" style:font-weight-asian="normal" style:font-style-complex="normal" style:font-weight-complex="normal"/>
    </style:style>
    <style:style style:name="P40" style:family="paragraph" style:parent-style-name="Standard" style:list-style-name="L4">
      <style:text-properties fo:font-style="normal" fo:font-weight="normal" officeooo:rsid="0037f81b" officeooo:paragraph-rsid="0037f81b" style:font-style-asian="normal" style:font-weight-asian="normal" style:font-style-complex="normal" style:font-weight-complex="normal"/>
    </style:style>
    <style:style style:name="P41" style:family="paragraph" style:parent-style-name="Standard" style:list-style-name="L4">
      <style:text-properties fo:font-style="normal" fo:font-weight="normal" officeooo:rsid="00396961" officeooo:paragraph-rsid="00396961" style:font-style-asian="normal" style:font-weight-asian="normal" style:font-style-complex="normal" style:font-weight-complex="normal"/>
    </style:style>
    <style:style style:name="P42" style:family="paragraph" style:parent-style-name="Standard">
      <style:text-properties fo:font-style="normal" fo:font-weight="normal" officeooo:rsid="00396961" officeooo:paragraph-rsid="00396961" style:font-style-asian="normal" style:font-weight-asian="normal" style:font-style-complex="normal" style:font-weight-complex="normal"/>
    </style:style>
    <style:style style:name="P43" style:family="paragraph" style:parent-style-name="Standard">
      <style:text-properties fo:font-style="normal" fo:font-weight="normal" officeooo:rsid="003a9130" officeooo:paragraph-rsid="003a9130" style:font-style-asian="normal" style:font-weight-asian="normal" style:font-style-complex="normal" style:font-weight-complex="normal"/>
    </style:style>
    <style:style style:name="P44" style:family="paragraph" style:parent-style-name="Standard">
      <style:text-properties fo:font-style="normal" fo:font-weight="normal" officeooo:rsid="003c568e" officeooo:paragraph-rsid="003c568e" style:font-style-asian="normal" style:font-weight-asian="normal" style:font-style-complex="normal" style:font-weight-complex="normal"/>
    </style:style>
    <style:style style:name="P45" style:family="paragraph" style:parent-style-name="Standard">
      <style:text-properties fo:font-style="normal" fo:font-weight="normal" officeooo:rsid="003cb44e" officeooo:paragraph-rsid="003cb44e" style:font-style-asian="normal" style:font-weight-asian="normal" style:font-style-complex="normal" style:font-weight-complex="normal"/>
    </style:style>
    <style:style style:name="P46" style:family="paragraph" style:parent-style-name="Standard" style:list-style-name="L5">
      <style:text-properties fo:font-style="normal" fo:font-weight="normal" officeooo:rsid="003cb44e" officeooo:paragraph-rsid="003cb44e" style:font-style-asian="normal" style:font-weight-asian="normal" style:font-style-complex="normal" style:font-weight-complex="normal"/>
    </style:style>
    <style:style style:name="P47" style:family="paragraph" style:parent-style-name="Standard">
      <style:text-properties fo:font-style="normal" fo:font-weight="normal" officeooo:rsid="003ff9db" officeooo:paragraph-rsid="003ff9db" style:font-style-asian="normal" style:font-weight-asian="normal" style:font-style-complex="normal" style:font-weight-complex="normal"/>
    </style:style>
    <style:style style:name="P48" style:family="paragraph" style:parent-style-name="Standard" style:list-style-name="L6">
      <style:text-properties fo:font-style="normal" fo:font-weight="normal" officeooo:rsid="003ff9db" officeooo:paragraph-rsid="003ff9db" style:font-style-asian="normal" style:font-weight-asian="normal" style:font-style-complex="normal" style:font-weight-complex="normal"/>
    </style:style>
    <style:style style:name="P49" style:family="paragraph" style:parent-style-name="Standard" style:list-style-name="L6">
      <style:text-properties fo:font-style="normal" fo:font-weight="normal" officeooo:rsid="004112af" officeooo:paragraph-rsid="004112af" style:font-style-asian="normal" style:font-weight-asian="normal" style:font-style-complex="normal" style:font-weight-complex="normal"/>
    </style:style>
    <style:style style:name="P50" style:family="paragraph" style:parent-style-name="Standard">
      <style:text-properties fo:font-style="normal" fo:font-weight="normal" officeooo:rsid="004112af" officeooo:paragraph-rsid="004112af" style:font-style-asian="normal" style:font-weight-asian="normal" style:font-style-complex="normal" style:font-weight-complex="normal"/>
    </style:style>
    <style:style style:name="P51" style:family="paragraph" style:parent-style-name="Standard" style:list-style-name="L7">
      <style:text-properties fo:font-style="normal" fo:font-weight="normal" officeooo:rsid="004112af" officeooo:paragraph-rsid="004112af" style:font-style-asian="normal" style:font-weight-asian="normal" style:font-style-complex="normal" style:font-weight-complex="normal"/>
    </style:style>
    <style:style style:name="P52" style:family="paragraph" style:parent-style-name="Standard" style:list-style-name="L1">
      <style:text-properties officeooo:rsid="000de107" officeooo:paragraph-rsid="000de107"/>
    </style:style>
    <style:style style:name="P53" style:family="paragraph" style:parent-style-name="Standard" style:list-style-name="L1">
      <style:text-properties officeooo:rsid="000f35b8" officeooo:paragraph-rsid="000f35b8"/>
    </style:style>
    <style:style style:name="P54" style:family="paragraph" style:parent-style-name="Standard" style:list-style-name="L1">
      <style:text-properties fo:font-style="italic" fo:font-weight="bold" officeooo:rsid="001130c1" officeooo:paragraph-rsid="001130c1" style:font-style-asian="italic" style:font-weight-asian="bold" style:font-style-complex="italic" style:font-weight-complex="bold"/>
    </style:style>
    <style:style style:name="P55" style:family="paragraph" style:parent-style-name="Standard" style:list-style-name="L2">
      <style:text-properties fo:font-weight="normal" officeooo:rsid="0015ba61" officeooo:paragraph-rsid="0015ba61" style:font-weight-asian="normal" style:font-weight-complex="normal"/>
    </style:style>
    <style:style style:name="P56" style:family="paragraph" style:parent-style-name="Standard" style:list-style-name="L3">
      <style:text-properties fo:font-weight="normal" officeooo:rsid="0017a602" officeooo:paragraph-rsid="0017a602" style:font-weight-asian="normal" style:font-weight-complex="normal"/>
    </style:style>
    <style:style style:name="P57" style:family="paragraph" style:parent-style-name="Standard" style:list-style-name="L3">
      <style:text-properties fo:font-weight="normal" officeooo:rsid="001948eb" officeooo:paragraph-rsid="001948eb" style:font-weight-asian="normal" style:font-weight-complex="normal"/>
    </style:style>
    <style:style style:name="P58" style:family="paragraph" style:parent-style-name="Standard" style:list-style-name="L3">
      <style:text-properties fo:font-weight="normal" officeooo:rsid="001af40e" officeooo:paragraph-rsid="001af40e" style:font-weight-asian="normal" style:font-weight-complex="normal"/>
    </style:style>
    <style:style style:name="P59" style:family="paragraph" style:parent-style-name="Standard" style:list-style-name="L3">
      <style:text-properties fo:font-weight="normal" officeooo:rsid="001d69c6" officeooo:paragraph-rsid="001d69c6" style:font-weight-asian="normal" style:font-weight-complex="normal"/>
    </style:style>
    <style:style style:name="P60" style:family="paragraph" style:parent-style-name="Standard" style:list-style-name="L3">
      <style:text-properties fo:font-weight="normal" officeooo:rsid="001d6d98" officeooo:paragraph-rsid="001d6d98" style:font-weight-asian="normal" style:font-weight-complex="normal"/>
    </style:style>
    <style:style style:name="P61" style:family="paragraph" style:parent-style-name="Standard" style:list-style-name="L3">
      <style:text-properties fo:font-weight="normal" officeooo:rsid="001e6341" officeooo:paragraph-rsid="001e6341" style:font-weight-asian="normal" style:font-weight-complex="normal"/>
    </style:style>
    <style:style style:name="P62" style:family="paragraph" style:parent-style-name="Standard" style:list-style-name="L3">
      <style:text-properties fo:font-weight="bold" officeooo:rsid="001af40e" officeooo:paragraph-rsid="001af40e" style:font-weight-asian="bold" style:font-weight-complex="bold"/>
    </style:style>
    <style:style style:name="P63" style:family="paragraph" style:parent-style-name="Standard" style:list-style-name="L4">
      <style:text-properties officeooo:paragraph-rsid="00372a1b"/>
    </style:style>
    <style:style style:name="P64" style:family="paragraph" style:parent-style-name="Standard">
      <style:text-properties officeooo:paragraph-rsid="003c568e"/>
    </style:style>
    <style:style style:name="P65" style:family="paragraph" style:parent-style-name="Standard">
      <style:text-properties officeooo:paragraph-rsid="003cb44e"/>
    </style:style>
    <style:style style:name="T1" style:family="text">
      <style:text-properties officeooo:rsid="00099efa"/>
    </style:style>
    <style:style style:name="T2" style:family="text">
      <style:text-properties officeooo:rsid="000b22d6"/>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cc03f" style:font-style-asian="normal" style:font-weight-asian="normal" style:font-style-complex="normal" style:font-weight-complex="normal"/>
    </style:style>
    <style:style style:name="T5" style:family="text">
      <style:text-properties fo:font-style="normal" fo:font-weight="normal" officeooo:rsid="000fe22f" style:font-style-asian="normal" style:font-weight-asian="normal" style:font-style-complex="normal" style:font-weight-complex="normal"/>
    </style:style>
    <style:style style:name="T6" style:family="text">
      <style:text-properties fo:font-style="normal" fo:font-weight="normal" officeooo:rsid="00372a1b" style:font-style-asian="normal" style:font-weight-asian="normal" style:font-style-complex="normal" style:font-weight-complex="normal"/>
    </style:style>
    <style:style style:name="T7" style:family="text">
      <style:text-properties fo:font-style="normal" fo:font-weight="normal" officeooo:rsid="0037f81b" style:font-style-asian="normal" style:font-weight-asian="normal" style:font-style-complex="normal" style:font-weight-complex="normal"/>
    </style:style>
    <style:style style:name="T8" style:family="text">
      <style:text-properties fo:font-style="normal" fo:font-weight="normal" officeooo:rsid="003c568e" style:font-style-asian="normal" style:font-weight-asian="normal" style:font-style-complex="normal" style:font-weight-complex="normal"/>
    </style:style>
    <style:style style:name="T9" style:family="text">
      <style:text-properties fo:font-style="normal" fo:font-weight="normal" officeooo:rsid="003cb44e" style:font-style-asian="normal" style:font-weight-asian="normal" style:font-style-complex="normal" style:font-weight-complex="normal"/>
    </style:style>
    <style:style style:name="T10" style:family="text">
      <style:text-properties fo:font-style="normal" fo:font-weight="normal" officeooo:rsid="003ff9db" style:font-style-asian="normal" style:font-weight-asian="normal" style:font-style-complex="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cc03f"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officeooo:rsid="0012d966"/>
    </style:style>
    <style:style style:name="T15" style:family="text">
      <style:text-properties officeooo:rsid="0027e8d0"/>
    </style:style>
    <style:style style:name="T16" style:family="text">
      <style:text-properties fo:font-weight="normal" style:font-weight-asian="normal" style:font-weight-complex="normal"/>
    </style:style>
    <style:style style:name="T17" style:family="text">
      <style:text-properties officeooo:rsid="003cb44e"/>
    </style:style>
    <style:style style:name="T18" style:family="text">
      <style:text-properties officeooo:rsid="003e41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ROWNIE</text:p>
      <text:p text:style-name="P8"/>
      <text:p text:style-name="P8">Brownie projects can be started with </text:p>
      <text:p text:style-name="P8"/>
      <text:p text:style-name="P3">brownie init</text:p>
      <text:p text:style-name="P6"/>
      <text:p text:style-name="P6">This creates a basic project directory</text:p>
      <text:p text:style-name="P1"/>
      <text:p text:style-name="P1">BROWNIE/CHAINLINK MIX</text:p>
      <text:p text:style-name="P1"/>
      <text:p text:style-name="P1">To start with a blank project use brownie mixes</text:p>
      <text:p text:style-name="P1"/>
      <text:p text:style-name="P1">Has lots of boilerplate code to get started quick</text:p>
      <text:p text:style-name="P1"/>
      <text:p text:style-name="P1">we are using chainlink mix – <text:span text:style-name="T1">so we run</text:span></text:p>
      <text:p text:style-name="P2">brownie bake chainlink-mix</text:p>
      <text:p text:style-name="P2"/>
      <text:p text:style-name="P5">it then creates a project template <text:span text:style-name="T2">complete with many examples and with tests and a comprehensive config file</text:span></text:p>
      <text:p text:style-name="P5"/>
      <text:p text:style-name="P5">THIS IS A LOT QUICKER THAN CREATING ALL THIS FROM SCRATCH!</text:p>
      <text:p text:style-name="P5"/>
      <text:p text:style-name="P5"/>
      <text:p text:style-name="P6">ERC20</text:p>
      <text:p text:style-name="P6"/>
      <text:list xml:id="list2732358471" text:style-name="L1">
        <text:list-item>
          <text:p text:style-name="P23"><text:span text:style-name="T4">Start a brownie project with<text:line-break/></text:span><text:span text:style-name="T12">brownie init</text:span></text:p>
        </text:list-item>
        <text:list-item>
          <text:p text:style-name="P24"><text:span text:style-name="T4">C</text:span><text:span text:style-name="T3">reate the token contract (“XXX.sol”)</text:span></text:p>
        </text:list-item>
        <text:list-item>
          <text:p text:style-name="P25">Since it is an ERC20 it must follow the ERC20 standards, you can do this by copy pasting all the functions from the EIP page…</text:p>
        </text:list-item>
        <text:list-item>
          <text:p text:style-name="P25">Quicker to go to openzeppelin – contracts – erc20 and copy paste the code...</text:p>
        </text:list-item>
        <text:list-item>
          <text:p text:style-name="P25">Make sure to add the version that you use in the config file:</text:p>
          <text:list>
            <text:list-item>
              <text:p text:style-name="P52"><text:span text:style-name="T3">dependencies – point to “</text:span><text:a xlink:type="simple" xlink:href="mailto:openzeppelin/openzeppelin-contracts@4.2.0" text:style-name="Internet_20_link" text:visited-style-name="Visited_20_Internet_20_Link"><text:span text:style-name="T3">openzeppelin/openzeppelin-contracts@4.2.0</text:span></text:a><text:span text:style-name="T3">”</text:span></text:p>
            </text:list-item>
            <text:list-item>
              <text:p text:style-name="P52"><text:span text:style-name="T3">compiler:solc:remappings: - tell brownie “@openzeppelin” points to </text:span><text:a xlink:type="simple" xlink:href="mailto:openzeppeling/openzeppelin-contracts@4.2.0" text:style-name="Internet_20_link" text:visited-style-name="Visited_20_Internet_20_Link"><text:span text:style-name="T3">openzeppeling/openzeppelin-contracts@4.2.0</text:span></text:a></text:p>
            </text:list-item>
          </text:list>
        </text:list-item>
        <text:list-item>
          <text:p text:style-name="P26">Environment vars: we will need</text:p>
          <text:list>
            <text:list-item>
              <text:p text:style-name="P53"><text:span text:style-name="T3">private key (uh whuch one? </text:span><text:span text:style-name="T5">I think we can use eth_metamask_key?</text:span><text:span text:style-name="T3">)</text:span></text:p>
              <text:list>
                <text:list-item>
                  <text:p text:style-name="P27">this private key should be linked to an account saved in brownie accounts (check with brownie accounts list, if not then add a new account to brownie)</text:p>
                </text:list-item>
              </text:list>
            </text:list-item>
            <text:list-item>
              <text:p text:style-name="P26">web3 infura project id</text:p>
            </text:list-item>
            <text:list-item>
              <text:p text:style-name="P26">etherscan token</text:p>
            </text:list-item>
          </text:list>
        </text:list-item>
        <text:list-item>
          <text:p text:style-name="P26">Store these in a .env file and then link to that as the dotenv in the config file</text:p>
        </text:list-item>
        <text:list-item>
          <text:p text:style-name="P27">in .env add wallets &gt; from_key: ${private_key}</text:p>
        </text:list-item>
        <text:list-item>
          <text:p text:style-name="P27">You should now be able to run the deploy script and deploy [to ganache]</text:p>
        </text:list-item>
        <text:list-item>
          <text:p text:style-name="P28">To deploy to a real chain, do</text:p>
          <text:list>
            <text:list-item>
              <text:p text:style-name="P54">brownie run scripts/[deployscript].py –network ropsten</text:p>
            </text:list-item>
            <text:list-item>
              <text:p text:style-name="P28">Make sure in the get_account function call of the deploy file you pass id=”[brownie associated account name]”</text:p>
            </text:list-item>
            <text:list-item>
              <text:p text:style-name="P29">You can now find the token by its contract address on etherscan</text:p>
            </text:list-item>
            <text:list-item>
              <text:p text:style-name="P22">You can add this to your metamask with import token and it should show the balance as you (if you deployed from this account<text:span text:style-name="T14">) are the owner</text:span></text:p>
            </text:list-item>
          </text:list>
        </text:list-item>
      </text:list>
      <text:p text:style-name="Standard"/>
      <text:p text:style-name="P11"><text:soft-page-break/>ADDING TO A LIQUIDITY POOL/EXCHANGE</text:p>
      <text:p text:style-name="P11"/>
      <text:p text:style-name="P9">Uniswap</text:p>
      <text:p text:style-name="P9"/>
      <text:list xml:id="list2897191027" text:style-name="L2">
        <text:list-item>
          <text:p text:style-name="P55">Go to uniswap</text:p>
        </text:list-item>
        <text:list-item>
          <text:p text:style-name="P55">Pool</text:p>
        </text:list-item>
        <text:list-item>
          <text:p text:style-name="P55">More → create a pool</text:p>
        </text:list-item>
        <text:list-item>
          <text:p text:style-name="P55">select a token</text:p>
        </text:list-item>
        <text:list-item>
          <text:p text:style-name="P55">Put it on uniswap and it can now be <text:s/>traded!</text:p>
        </text:list-item>
      </text:list>
      <text:p text:style-name="P12"/>
      <text:p text:style-name="P12"/>
      <text:p text:style-name="P13">DEFI AND AAVE</text:p>
      <text:p text:style-name="P13"/>
      <text:p text:style-name="P10">defipulse.com</text:p>
      <text:p text:style-name="P10">defillama.com</text:p>
      <text:p text:style-name="P13"/>
      <text:p text:style-name="P13">defipulse shjows some of the top defi project based on how much total asset is locked into each protocol</text:p>
      <text:p text:style-name="P13">AAVE is currently top</text:p>
      <text:p text:style-name="P13">paraswap is another one that is a DEX</text:p>
      <text:p text:style-name="P13"/>
      <text:p text:style-name="P14">AAVE has a testnet so we can practice/simulate working with these protocols</text:p>
      <text:p text:style-name="P14">AAVE is a DEX…?</text:p>
      <text:p text:style-name="P14"/>
      <text:p text:style-name="P14">Working with AAVE GUI</text:p>
      <text:p text:style-name="P14"/>
      <text:list xml:id="list1074882479" text:style-name="L3">
        <text:list-item>
          <text:p text:style-name="P56">Get testnet ETH</text:p>
        </text:list-item>
        <text:list-item>
          <text:p text:style-name="P56">paraswap allows you to just swap/trade AAVE is a lending platform</text:p>
        </text:list-item>
        <text:list-item>
          <text:p text:style-name="P56">we can put down tokens as collateral etc</text:p>
        </text:list-item>
        <text:list-item>
          <text:p text:style-name="P56">we can gain percentage back – APY – from staking or depositing an asset</text:p>
        </text:list-item>
        <text:list-item>
          <text:p text:style-name="P56">go to testnet.aave.com</text:p>
        </text:list-item>
        <text:list-item>
          <text:p text:style-name="P56">go to deposit tab</text:p>
        </text:list-item>
        <text:list-item>
          <text:p text:style-name="P56">connect metamask wallet – currently only testnet supported is kovan</text:p>
        </text:list-item>
        <text:list-item>
          <text:p text:style-name="P57">click ethereum and go through deposit process to deposit</text:p>
        </text:list-item>
        <text:list-item>
          <text:p text:style-name="P57">you will then see “add aETH to your browser wallet” – do this</text:p>
        </text:list-item>
        <text:list-item>
          <text:p text:style-name="P57">this now appears in our wallet assets…</text:p>
        </text:list-item>
        <text:list-item>
          <text:p text:style-name="P57">aETH is the interest bearing token...if you sit there long enough the humber will go up, this is the profit your’re making from people borring the eth you deposited</text:p>
        </text:list-item>
        <text:list-item>
          <text:p text:style-name="P57">if you go to MY DASHBOARD you will see this amount going up</text:p>
        </text:list-item>
        <text:list-item>
          <text:p text:style-name="P58">when you withdraw the aETH you get it back as ETH with the additional interest earned</text:p>
        </text:list-item>
        <text:list-item>
          <text:p text:style-name="P62">You can also select to use the asset as collateral</text:p>
        </text:list-item>
        <text:list-item>
          <text:p text:style-name="P59">go to borrow tab</text:p>
        </text:list-item>
        <text:list-item>
          <text:p text:style-name="P59">you can use the eth to borrow other assets – eg DAI or USDT which are dollars or WBTC etc..anything really</text:p>
        </text:list-item>
        <text:list-item>
          <text:p text:style-name="P59">why borrow?</text:p>
          <text:list>
            <text:list-item>
              <text:p text:style-name="P59">You can obtain liquidity without selling</text:p>
            </text:list-item>
            <text:list-item>
              <text:p text:style-name="P59">you can short sell</text:p>
            </text:list-item>
            <text:list-item>
              <text:p text:style-name="P59">allows you to short sell, obtain liquidity without closing position (selling assets)...flash loans etc</text:p>
            </text:list-item>
          </text:list>
        </text:list-item>
        <text:list-item>
          <text:p text:style-name="P59">borrowing on mainnet – this can be risky obviously</text:p>
        </text:list-item>
        <text:list-item>
          <text:p text:style-name="P59">AAVE gives a health factor when you borrow on a sliding scale – when you reach 1 you get liquidated. If your aETH is included in collateral this will also get liquidated. But you can <text:soft-page-break/>choose to include it in your collateral to get a higher health score and therefore not get liquidated as quick</text:p>
        </text:list-item>
        <text:list-item>
          <text:p text:style-name="P60">once you have chosen what to borrow you pick a stable or variable APY</text:p>
        </text:list-item>
        <text:list-item>
          <text:p text:style-name="P60">this payment goes to the people depositing (lending) the asset we’re borrowing</text:p>
        </text:list-item>
        <text:list-item>
          <text:p text:style-name="P60">if you go ahead and borrow you will now see your HEALTH FACTOR displayed on your dashboard</text:p>
        </text:list-item>
        <text:list-item>
          <text:p text:style-name="P60">from dashboard you can withdraw deposits and also repay borrowed tokens – this can be done with the tokens or even with your collateral</text:p>
        </text:list-item>
        <text:list-item>
          <text:p text:style-name="P61">when repaying a borrowed amount – you may not have enough since as soon as you borrowed you started accruing fees/interest/APY paid out to lenders</text:p>
        </text:list-item>
        <text:list-item>
          <text:p text:style-name="P61">So you can pay back what you can, then do it again using your collateral</text:p>
        </text:list-item>
      </text:list>
      <text:p text:style-name="P14"/>
      <text:p text:style-name="P15">PROGRAMMATIC INTERACTIONS WITH AAVE/DEFI</text:p>
      <text:p text:style-name="P15">“QUANT DEFI ENGINEER”</text:p>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NFTs</text:p>
      <text:p text:style-name="P17"/>
      <text:p text:style-name="P18">ERC721</text:p>
      <text:p text:style-name="P18"><text:a xlink:type="simple" xlink:href="https://eips.ethereum.org/EIPS/eip-721" text:style-name="Internet_20_link" text:visited-style-name="Visited_20_Internet_20_Link">https://eips.ethereum.org/EIPS/eip-721</text:a> </text:p>
      <text:p text:style-name="P18"/>
      <text:p text:style-name="P18">Non fungible – unique from each other, not interchangeable <text:span text:style-name="T15">(unlike ERC20)</text:span></text:p>
      <text:p text:style-name="P19">Whereas ERC20 has a mapping of address to balance, ERC721 has a unique token ID – each token ID has a unique owner, and a token URI</text:p>
      <text:p text:style-name="P19"/>
      <text:p text:style-name="P19">TOKEN URI</text:p>
      <text:p text:style-name="P19">Because uploading large things to chain is expensive the standard has a toen URI</text:p>
      <text:p text:style-name="P19">a URI is a string containing characters that identify a physical or logical resourse (Uniform Resourse Identifier)</text:p>
      <text:p text:style-name="P19">a tokenURI is just a simpel API call – it returns some kind of JSON type set of information. It pulls from a single source though which is kind of...centralised</text:p>
      <text:p text:style-name="P19">the metadata is stored off chain because storing it on chain is expensive</text:p>
      <text:p text:style-name="P19"/>
      <text:p text:style-name="P19">If you do off chain metadata you can’t do games or interesting things with your NFTs – if you wanted to create on chain pokemon game the stats would have to be on chain otherwise if they are off chain it is harder to cryptographically prove that the off chain information is correct (has to be synchronised with the blockchain to prove it…)</text:p>
      <text:p text:style-name="P19"/>
      <text:p text:style-name="P19"/>
      <text:p text:style-name="P21"><text:a xlink:type="simple" xlink:href="https://docs.ipfs.io/concepts/what-is-ipfs/" text:style-name="Internet_20_link" text:visited-style-name="Visited_20_Internet_20_Link"><text:span text:style-name="T16">https://docs.ipfs.io/concepts/what-is-ipfs/</text:span></text:a><text:span text:style-name="T16"> </text:span></text:p>
      <text:p text:style-name="P19">Simple use of tokenURI:</text:p>
      <text:p text:style-name="P19">1. Add image to IPFS</text:p>
      <text:p text:style-name="P19">2. add tokenURI json file to IPFS</text:p>
      <text:p text:style-name="P19">3. Add IPFS URI to your NFT URI</text:p>
      <text:p text:style-name="P19"/>
      <text:p text:style-name="P20">Brownie has an NFT mix you can create to immediately deploy some dog NFTs</text:p>
      <text:p text:style-name="P4">brownie bake nft-mix</text:p>
      <text:p text:style-name="P7"/>
      <text:p text:style-name="P7">But we are going to write from scratch</text:p>
      <text:p text:style-name="P7"/>
      <text:list xml:id="list3231120039" text:style-name="L4">
        <text:list-item>
          <text:p text:style-name="P30">We write the NFT contract and create a function to create a token</text:p>
        </text:list-item>
        <text:list-item>
          <text:p text:style-name="P30">We use <text:span text:style-name="T11">metadata</text:span> to show the image/whatever the token represents</text:p>
        </text:list-item>
        <text:list-item>
          <text:p text:style-name="P30">ERC721 has a “metadata extension” which is OPTIONAL</text:p>
        </text:list-item>
        <text:list-item>
          <text:p text:style-name="P30">images can cost a LOT of gas because they are a lot of data</text:p>
        </text:list-item>
        <text:list-item>
          <text:p text:style-name="P30">this is what the metadata and tokenURI is for</text:p>
        </text:list-item>
        <text:list-item>
          <text:p text:style-name="P31">there is a JSON schema for ERC721 metadata located at <text:a xlink:type="simple" xlink:href="https://eips.ethereum.org/EIPS/eip-721" text:style-name="Internet_20_link" text:visited-style-name="Visited_20_Internet_20_Link">https://eips.ethereum.org/EIPS/eip-721</text:a> </text:p>
          <text:list>
            <text:list-item>
              <text:p text:style-name="P32">In the schema you can define things like name, description, attributes, etc, as well as the image URI which links to the actual image</text:p>
            </text:list-item>
            <text:list-item>
              <text:p text:style-name="P32">this allows different NFT platforms to actually render the NFT (and display the data)</text:p>
            </text:list-item>
          </text:list>
        </text:list-item>
        <text:list-item>
          <text:p text:style-name="P33">How is this decentralised if the image is stored off chain…</text:p>
          <text:list>
            <text:list-item>
              <text:p text:style-name="P33">storing lots of data on chain is incredible expensive, so…</text:p>
            </text:list-item>
            <text:list-item>
              <text:p text:style-name="P33"><text:a xlink:type="simple" xlink:href="https://ethereum.org/en/developers/docs/storage/" text:style-name="Internet_20_link" text:visited-style-name="Visited_20_Internet_20_Link">https://ethereum.org/en/developers/docs/storage/</text:a> </text:p>
            </text:list-item>
            <text:list-item>
              <text:p text:style-name="P33">there are platforms that allow data to be stored in a decantralised way that isnt going to increase the size of the eth blockchgain</text:p>
            </text:list-item>
            <text:list-item>
              <text:p text:style-name="P33">we will use IPFS to store the image – a peer to peer protocol</text:p>
              <text:list>
                <text:list-item>
                  <text:p text:style-name="P33">better than just using a server who could just change the image…</text:p>
                </text:list-item>
                <text:list-item>
                  <text:p text:style-name="P33">we can use filecoin later when its ready to make it more decentralised</text:p>
                </text:list-item>
              </text:list>
            </text:list-item>
            <text:list-item>
              <text:p text:style-name="P33"><text:soft-page-break/>for full functioanlity NFTs we need on-chain attributes ie attack and defence stats</text:p>
            </text:list-item>
            <text:list-item>
              <text:p text:style-name="P33">many NFT markets only pull this data from the metadata so it needs to be duplicated…</text:p>
            </text:list-item>
          </text:list>
        </text:list-item>
        <text:list-item>
          <text:p text:style-name="P34">We must host an IPFS node to put the image on – others can then also share the node so if ours goes down the image is still up there</text:p>
          <text:list>
            <text:list-item>
              <text:p text:style-name="P34">we must host a metadata file and an image file</text:p>
            </text:list-item>
            <text:list-item>
              <text:p text:style-name="P35">we must also download ipfs command line interface</text:p>
              <text:list>
                <text:list-item>
                  <text:p text:style-name="P35"><text:a xlink:type="simple" xlink:href="https://docs.ipfs.io/install/command-line/#official-distributions" text:style-name="Internet_20_link" text:visited-style-name="Visited_20_Internet_20_Link">https://docs.ipfs.io/install/command-line/#official-distributions</text:a> </text:p>
                </text:list-item>
              </text:list>
            </text:list-item>
          </text:list>
        </text:list-item>
        <text:list-item>
          <text:p text:style-name="P36">we are going to upload image sto ourn own ipfs node</text:p>
          <text:list>
            <text:list-item>
              <text:p text:style-name="P36">do <text:span text:style-name="T13">ipfs init</text:span> first</text:p>
            </text:list-item>
            <text:list-item>
              <text:p text:style-name="P36">then <text:span text:style-name="T13">ipfs daemon</text:span></text:p>
            </text:list-item>
          </text:list>
        </text:list-item>
        <text:list-item>
          <text:p text:style-name="P37">IPFS hashes every image and you can see it in the url</text:p>
        </text:list-item>
        <text:list-item>
          <text:p text:style-name="P37">we can get that hash </text:p>
        </text:list-item>
        <text:list-item>
          <text:p text:style-name="P38">since we are running the IPFS node containing our image, unless someone else pins the image to THEIR node, the image is inaccessible if we stop running our node…</text:p>
        </text:list-item>
        <text:list-item>
          <text:p text:style-name="P38">so we can use <text:a xlink:type="simple" xlink:href="https://www.pinata.cloud/" text:style-name="Internet_20_link" text:visited-style-name="Visited_20_Internet_20_Link">https://www.pinata.cloud/</text:a> - PINATA – to pin the image to one of their nodes as well</text:p>
        </text:list-item>
        <text:list-item>
          <text:p text:style-name="P39">you can either upload to an IPFS node, pinata, or both...i fguess</text:p>
        </text:list-item>
        <text:list-item>
          <text:p text:style-name="P63"><text:span text:style-name="T6">all the hashes will always be the same for the ones I made during the practice, </text:span><text:span text:style-name="T7">and we have to actually run an IPFS node to be able to host the files</text:span><text:span text:style-name="T6">, so to stop </text:span><text:span text:style-name="T7">files</text:span><text:span text:style-name="T6"> being uploaded:</text:span></text:p>
          <text:list>
            <text:list-item>
              <text:p text:style-name="P40">create a dict/mapping of the breeds to image URI</text:p>
            </text:list-item>
            <text:list-item>
              <text:p text:style-name="P40">use an env var to turn on/off uploading to IPFS</text:p>
            </text:list-item>
            <text:list-item>
              <text:p text:style-name="P40">use the hardcoded dict to get the URIs for metadata creation</text:p>
            </text:list-item>
            <text:list-item>
              <text:p text:style-name="P40">upload to IPFS function does not go ahead</text:p>
            </text:list-item>
          </text:list>
        </text:list-item>
        <text:list-item>
          <text:p text:style-name="P41">So when our project files are all ready:</text:p>
          <text:list>
            <text:list-item>
              <text:p text:style-name="P41">run deploy_and_create to deploy contract and create one NFT</text:p>
            </text:list-item>
            <text:list-item>
              <text:p text:style-name="P41">if you want to run create_collectible to create more</text:p>
            </text:list-item>
            <text:list-item>
              <text:p text:style-name="P41">then run create_metadata to create the metadata file sfor each NFT</text:p>
            </text:list-item>
            <text:list-item>
              <text:p text:style-name="P41">then run set_tokenuri to set the tokenuri for each NFT</text:p>
            </text:list-item>
            <text:list-item>
              <text:p text:style-name="P41">after a while they will display on opensea/testnet</text:p>
            </text:list-item>
          </text:list>
        </text:list-item>
      </text:list>
      <text:p text:style-name="P42"/>
      <text:p text:style-name="P42"/>
      <text:p text:style-name="P42"/>
      <text:p text:style-name="P42"/>
      <text:p text:style-name="P43">UPGRADING SMART CONTRACTS</text:p>
      <text:p text:style-name="P43">How to update a smart contract after it is deployed</text:p>
      <text:p text:style-name="P43"/>
      <text:p text:style-name="P44">3 methods:</text:p>
      <text:p text:style-name="P44">- paramaterize/ not really upgrading it</text:p>
      <text:p text:style-name="P64"><text:span text:style-name="T8">- migration (“social YEET” in Patrick’s words)</text:span></text:p>
      <text:p text:style-name="P44">- proxies</text:p>
      <text:p text:style-name="P44"/>
      <text:p text:style-name="P44">PARAMATERIZING:</text:p>
      <text:p text:style-name="P44">Not changing the logic. Cant add new storage or logic. We just have a whole bunch of setter functions so we can update some parameters/attributes/variables. Very simple to implement but not very flexible...also matters who the admins are who have access to these functions – you can use a governance contract to do this which will require a governance protocol.</text:p>
      <text:p text:style-name="P44">Or like AAVE, that has a contract registry, that routes you to the latest contract I think.</text:p>
      <text:p text:style-name="P44"/>
      <text:p text:style-name="P44">MIGRATION/SOCIAL “YEET”…</text:p>
      <text:p text:style-name="P44">Just deploy a new contract and tell everyone this new one is the real one now. <text:span text:style-name="T17">But requires new contract address...so for example an ERC20 will need to be re-listed at exchanges!!</text:span></text:p>
      <text:p text:style-name="P44"/>
      <text:p text:style-name="P45"><text:soft-page-break/>PROXIES</text:p>
      <text:p text:style-name="P65"><text:span text:style-name="T9">uses delegatecall functionality – </text:span><text:span text:style-name="T10">we do the logic of one contract inside another…</text:span></text:p>
      <text:p text:style-name="P65"><text:span text:style-name="T10"/></text:p>
      <text:p text:style-name="P45">we can therefore have one contract that has the same address forever and point people to proxy contracts – whenever a user calls a function on the main contract it gets delegatecalled to the new contract</text:p>
      <text:p text:style-name="P45"/>
      <text:p text:style-name="P45">Terminology:</text:p>
      <text:list xml:id="list2692688560" text:style-name="L5">
        <text:list-item>
          <text:p text:style-name="P46">Implementation contract</text:p>
          <text:list>
            <text:list-item>
              <text:p text:style-name="P46">Which has all the code of our protocol. When we upgrade we launch a brand new implementation contract</text:p>
            </text:list-item>
          </text:list>
        </text:list-item>
        <text:list-item>
          <text:p text:style-name="P46">Proxy contract</text:p>
          <text:list>
            <text:list-item>
              <text:p text:style-name="P46">Points to which implementation is the “correct” one and routes everyones function calls to that contract</text:p>
            </text:list-item>
          </text:list>
        </text:list-item>
        <text:list-item>
          <text:p text:style-name="P46">User</text:p>
          <text:list>
            <text:list-item>
              <text:p text:style-name="P46">They make calls to the proxy</text:p>
            </text:list-item>
          </text:list>
        </text:list-item>
        <text:list-item>
          <text:p text:style-name="P46">Admin</text:p>
          <text:list>
            <text:list-item>
              <text:p text:style-name="P46">This is the user/group of users/voters who upgrade to new implementation contracts. <text:span text:style-name="T18">They decide when to upgrade and which contract to point to.</text:span></text:p>
            </text:list-item>
          </text:list>
        </text:list-item>
      </text:list>
      <text:p text:style-name="P45"/>
      <text:p text:style-name="P47">Cons of using proxies</text:p>
      <text:p text:style-name="P47"/>
      <text:list xml:id="list4252622402" text:style-name="L6">
        <text:list-item>
          <text:p text:style-name="P48">Storage clashes</text:p>
          <text:list>
            <text:list-item>
              <text:p text:style-name="P49">functions actually point to storage spots in solidity, not the value names. So we can overwrite things by accident.</text:p>
            </text:list-item>
          </text:list>
        </text:list-item>
        <text:list-item>
          <text:p text:style-name="P48">Function selector clashes</text:p>
          <text:list>
            <text:list-item>
              <text:p text:style-name="P49">a function selector is a 4 byte hash of a function name and function signature that define a function. Its possible a function in the implementation contract has the same function selector as one in <text:s/>the proxy contract so it may fuck up…</text:p>
            </text:list-item>
          </text:list>
        </text:list-item>
      </text:list>
      <text:p text:style-name="P50"/>
      <text:p text:style-name="P50">Implementations of proxy contracts</text:p>
      <text:p text:style-name="P50"/>
      <text:list xml:id="list2946404422" text:style-name="L7">
        <text:list-item>
          <text:p text:style-name="P51">Transparent Proxy Pattern</text:p>
          <text:list>
            <text:list-item>
              <text:p text:style-name="P51">admins cant call implementation contract functions – only admin functions (upgrade functions)</text:p>
            </text:list-item>
            <text:list-item>
              <text:p text:style-name="P51">users can only call functions in the implementation contract</text:p>
            </text:list-item>
            <text:list-item>
              <text:p text:style-name="P51">This way you can never have one of the two swapping<text:line-break/></text:p>
            </text:list-item>
          </text:list>
        </text:list-item>
        <text:list-item>
          <text:p text:style-name="P51">Universal Upgradeable Proxy</text:p>
          <text:list>
            <text:list-item>
              <text:p text:style-name="P51">All the logic of upgrading in the implementation itself – admin upgrade functions are in the implementation instead of the proxy contracts</text:p>
            </text:list-item>
            <text:list-item>
              <text:p text:style-name="P51">This way the compiler will not use the same function selector</text:p>
            </text:list-item>
            <text:list-item>
              <text:p text:style-name="P51">Saves on gas having to check if a user is an admin on the proxy contract</text:p>
            </text:list-item>
            <text:list-item>
              <text:p text:style-name="P51">BUT if you deploy an implementation contract withou any upgradeable functionality yo uare stuck<text:line-break/></text:p>
            </text:list-item>
          </text:list>
        </text:list-item>
        <text:list-item>
          <text:p text:style-name="P51">The diamond pattern</text:p>
          <text:list>
            <text:list-item>
              <text:p text:style-name="P51">allows for multiple implementation contracts</text:p>
            </text:list-item>
            <text:list-item>
              <text:p text:style-name="P51">large contract divided into multiple</text:p>
            </text:list-item>
            <text:list-item>
              <text:p text:style-name="P51">can lead to more complex code though...</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8T23:06:42.795823536</meta:creation-date>
    <dc:date>2022-01-06T02:57:55.835971384</dc:date>
    <meta:editing-duration>P1DT11H23M41S</meta:editing-duration>
    <meta:editing-cycles>41</meta:editing-cycles>
    <meta:generator>LibreOffice/6.4.7.2$Linux_X86_64 LibreOffice_project/40$Build-2</meta:generator>
    <meta:document-statistic meta:table-count="0" meta:image-count="0" meta:object-count="0" meta:page-count="6" meta:paragraph-count="179" meta:word-count="2046" meta:character-count="11410" meta:non-whitespace-character-count="9625"/>
  </office:meta>
</office:document-meta>
</file>